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dica Mono Regular" svg:font-family="'Nudica Mono Regular', Consolas, 'Courier New', monospace"/>
  </office:font-face-decls>
  <office:automatic-styles>
    <style:style style:name="P1" style:family="paragraph" style:parent-style-name="Standard">
      <style:text-properties officeooo:rsid="000c8b27" officeooo:paragraph-rsid="000c8b27"/>
    </style:style>
    <style:style style:name="P2" style:family="paragraph" style:parent-style-name="Standard">
      <style:text-properties officeooo:paragraph-rsid="000c8b27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f8f8f2" loext:opacity="100%" style:font-name="Nudica Mono Regular" fo:font-size="10.5pt" fo:font-weight="normal" fo:background-color="#282a36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6272a4" loext:opacity="100%" style:font-name="Nudica Mono Regular" fo:font-size="10.5pt" fo:font-weight="normal" fo:background-color="#282a36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6272a4" loext:opacity="100%" fo:background-color="#282a36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f8f8f2" loext:opacity="100%" fo:background-color="#282a36"/>
    </style:style>
    <style:style style:name="P8" style:family="paragraph" style:parent-style-name="Standard">
      <style:text-properties fo:color="#6272a4" loext:opacity="100%" style:font-name="Nudica Mono Regular" fo:font-size="10.5pt" fo:font-weight="normal" officeooo:rsid="000c8b27" officeooo:paragraph-rsid="000c8b27" fo:background-color="#282a36"/>
    </style:style>
    <style:style style:name="T1" style:family="text">
      <style:text-properties officeooo:rsid="000c8b27"/>
    </style:style>
    <style:style style:name="T2" style:family="text">
      <style:text-properties fo:color="#6272a4" loext:opacity="100%" style:font-name="Nudica Mono Regular" fo:font-size="10.5pt" fo:font-weight="normal" fo:background-color="#282a36" loext:char-shading-value="0"/>
    </style:style>
    <style:style style:name="T3" style:family="text">
      <style:text-properties fo:color="#ff79c6" loext:opacity="100%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8be9fd" loext:opacity="100%" fo:font-style="italic"/>
    </style:style>
    <style:style style:name="T7" style:family="text">
      <style:text-properties fo:color="#50fa7b" loext:opacity="100%"/>
    </style:style>
    <style:style style:name="T8" style:family="text">
      <style:text-properties style:font-name="Nudica Mono Regular" fo:font-size="10.5pt" fo:font-weight="normal"/>
    </style:style>
    <style:style style:name="T9" style:family="text">
      <style:text-properties fo:color="#ffb86c" loext:opacity="100%" fo:font-style="italic"/>
    </style:style>
    <style:style style:name="T10" style:family="text">
      <style:text-properties fo:color="#ff79c6" loext:opacity="100%" style:font-name="Nudica Mono Regular" fo:font-size="10.5pt" fo:font-weight="normal"/>
    </style:style>
    <style:style style:name="T11" style:family="text">
      <style:text-properties fo:color="#8be9fd" loext:opacity="100%" style:font-name="Nudica Mono Regular" fo:font-size="10.5pt" fo:font-style="italic" fo:font-weight="normal"/>
    </style:style>
    <style:style style:name="T12" style:family="text">
      <style:text-properties fo:color="#ffb86c" loext:opacity="100%" style:font-name="Nudica Mono Regular" fo:font-size="10.5pt" fo:font-style="italic" fo:font-weight="normal"/>
    </style:style>
    <style:style style:name="T13" style:family="text">
      <style:text-properties fo:color="#bd93f9" loext:opacity="100%" style:font-name="Nudica Mono Regular" fo:font-size="10.5pt" fo:font-weight="normal"/>
    </style:style>
    <style:style style:name="T14" style:family="text">
      <style:text-properties fo:color="#50fa7b" loext:opacity="100%" style:font-name="Nudica Mono Regular" fo:font-size="10.5pt" fo:font-weight="normal"/>
    </style:style>
    <style:style style:name="T15" style:family="text">
      <style:text-properties fo:color="#e9f284" loext:opacity="100%" style:font-name="Nudica Mono Regular" fo:font-size="10.5pt" fo:font-weight="normal"/>
    </style:style>
    <style:style style:name="T16" style:family="text">
      <style:text-properties fo:color="#f1fa8c" loext:opacity="100%" style:font-name="Nudica Mono Regular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 Clingan<text:line-break/>CIS 657, Midterm<text:line-break/>Dr. Mo<text:line-break/>2025 May 20</text:p>
      <text:p text:style-name="P1"/>
      <text:p text:style-name="P2"><text:span text:style-name="T1">#Q1<text:line-break/><text:line-break/></text:span><text:span text:style-name="T2">/* xsh_create.c - xsh_create */</text:span></text:p>
      <text:p text:style-name="P3"/>
      <text:p text:style-name="P4"><text:span text:style-name="T3">#include</text:span> <text:span text:style-name="T4">&lt;</text:span><text:span text:style-name="T5">xinu.h</text:span><text:span text:style-name="T4">&gt;</text:span></text:p>
      <text:p text:style-name="P4"><text:span text:style-name="T3">#include</text:span> <text:span text:style-name="T4">&lt;</text:span><text:span text:style-name="T5">stdio.h</text:span><text:span text:style-name="T4">&gt;</text:span></text:p>
      <text:p text:style-name="P4"><text:span text:style-name="T3">#include</text:span> <text:span text:style-name="T4">&lt;</text:span><text:span text:style-name="T5">stdlib.h</text:span><text:span text:style-name="T4">&gt;</text:span></text:p>
      <text:p text:style-name="P4"><text:span text:style-name="T3">#include</text:span> <text:span text:style-name="T4">&lt;</text:span><text:span text:style-name="T5">string.h</text:span><text:span text:style-name="T4">&gt;</text:span></text:p>
      <text:p text:style-name="P4"><text:span text:style-name="T3">extern</text:span> <text:span text:style-name="T6">process</text:span> <text:span text:style-name="T7">runforever</text:span>(<text:span text:style-name="T3">void</text:span>);</text:p>
      <text:p text:style-name="P3"/>
      <text:p text:style-name="P5">/*------------------------------------------------------------</text:p>
      <text:p text:style-name="P6"> <text:span text:style-name="T8">* xsh_create - Shell command to create a new process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create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0">int</text:span><text:span text:style-name="T8"> priority;</text:span></text:p>
      <text:p text:style-name="P7">    <text:span text:style-name="T11">pid32</text:span><text:span text:style-name="T8"> pid;</text:span></text:p>
      <text:p text:style-name="P3"/>
      <text:p text:style-name="P6">    <text:span text:style-name="T8">/* Print help menu and system utilization. */</text:span></text:p>
      <text:p text:style-name="P7">    <text:span text:style-name="T10">if</text:span><text:span text:style-name="T8"> (</text:span><text:span text:style-name="T12">nargs</text:span><text:span text:style-name="T8"> </text:span><text:span text:style-name="T10">==</text:span><text:span text:style-name="T8"> </text:span><text:span text:style-name="T13">2</text:span><text:span text:style-name="T8"> </text:span><text:span text:style-name="T10">&amp;&amp;</text:span><text:span text:style-name="T8"> </text:span><text:span text:style-name="T14">strcmp</text:span><text:span text:style-name="T8">(</text:span><text:span text:style-name="T12">args</text:span><text:span text:style-name="T8">[</text:span><text:span text:style-name="T13">1</text:span><text:span text:style-name="T8">], </text:span><text:span text:style-name="T15">"</text:span><text:span text:style-name="T16">--help</text:span><text:span text:style-name="T15">"</text:span><text:span text:style-name="T8">) </text:span><text:span text:style-name="T10">==</text:span><text:span text:style-name="T8"> </text:span><text:span text:style-name="T13">0</text:span><text:span text:style-name="T8">) {</text:span></text:p>
      <text:p text:style-name="P7">        <text:span text:style-name="T14">printf</text:span><text:span text:style-name="T8">(</text:span><text:span text:style-name="T15">"</text:span><text:span text:style-name="T16">Usage: create &lt;priority&gt;</text:span><text:span text:style-name="T10">\n</text:span><text:span text:style-name="T15">"</text:span><text:span text:style-name="T8">);</text:span></text:p>
      <text:p text:style-name="P7">        <text:span text:style-name="T14">printf</text:span><text:span text:style-name="T8">(</text:span><text:span text:style-name="T15">"</text:span><text:span text:style-name="T16">Creates a new process at the specified priority which loops forever.</text:span><text:span text:style-name="T10">\n</text:span><text:span text:style-name="T15">"</text:span><text:span text:style-name="T8">);</text:span></text:p>
      <text:p text:style-name="P7">        <text:span text:style-name="T14">printf</text:span><text:span text:style-name="T8">(</text:span><text:span text:style-name="T15">"</text:span><text:span text:style-name="T16">If priority is less than 20, a warning will be displayed.</text:span><text:span text:style-name="T10">\n</text:span><text:span text:style-name="T15">"</text:span><text:span text:style-name="T8">);</text:span></text:p>
      <text:p text:style-name="P7">        <text:span text:style-name="T14">printf</text:span><text:span text:style-name="T8">(</text:span><text:span text:style-name="T15">"</text:span><text:span text:style-name="T16">If priority is less than 10, the process may make the shell unresponsive.</text:span><text:span text:style-name="T10">\n</text:span><text:span text:style-name="T15">"</text:span><text:span text:style-name="T8">);</text:span></text:p>
      <text:p text:style-name="P7">        <text:span text:style-name="T10">return</text:span><text:span text:style-name="T8"> </text:span><text:span text:style-name="T13">0</text:span><text:span text:style-name="T8">;</text:span></text:p>
      <text:p text:style-name="P7">    <text:span text:style-name="T8">}</text:span></text:p>
      <text:p text:style-name="P3"/>
      <text:p text:style-name="P7">    <text:span text:style-name="T10">if</text:span><text:span text:style-name="T8"> (</text:span><text:span text:style-name="T12">nargs</text:span><text:span text:style-name="T8"> </text:span><text:span text:style-name="T10">!=</text:span><text:span text:style-name="T8"> </text:span><text:span text:style-name="T13">2</text:span><text:span text:style-name="T8">) {</text:span></text:p>
      <text:p text:style-name="P7">        <text:span text:style-name="T14">fprintf</text:span><text:span text:style-name="T8">(</text:span><text:span text:style-name="T14">stderr</text:span><text:span text:style-name="T8">, </text:span><text:span text:style-name="T15">"</text:span><text:span text:style-name="T16">Usage: create &lt;priority&gt;</text:span><text:span text:style-name="T10">\n</text:span><text:span text:style-name="T15">"</text:span><text:span text:style-name="T8">);</text:span></text:p>
      <text:p text:style-name="P7">        <text:span text:style-name="T10">return</text:span><text:span text:style-name="T8"> </text:span><text:span text:style-name="T13">1</text:span><text:span text:style-name="T8">;</text:span></text:p>
      <text:p text:style-name="P7">    <text:span text:style-name="T8">}</text:span></text:p>
      <text:p text:style-name="P3"/>
      <text:p text:style-name="P6">    <text:span text:style-name="T8">/* Validate user input. */</text:span></text:p>
      <text:p text:style-name="P7">    <text:span text:style-name="T8">priority </text:span><text:span text:style-name="T10">=</text:span><text:span text:style-name="T8"> </text:span><text:span text:style-name="T14">atoi</text:span><text:span text:style-name="T8">(</text:span><text:span text:style-name="T12">args</text:span><text:span text:style-name="T8">[</text:span><text:span text:style-name="T13">1</text:span><text:span text:style-name="T8">]);</text:span></text:p>
      <text:p text:style-name="P7">    <text:span text:style-name="T10">if</text:span><text:span text:style-name="T8"> (priority </text:span><text:span text:style-name="T10">&lt;=</text:span><text:span text:style-name="T8"> </text:span><text:span text:style-name="T13">0</text:span><text:span text:style-name="T8">) {</text:span></text:p>
      <text:p text:style-name="P7">        <text:span text:style-name="T14">fprintf</text:span><text:span text:style-name="T8">(</text:span><text:span text:style-name="T14">stderr</text:span><text:span text:style-name="T8">, </text:span><text:span text:style-name="T15">"</text:span><text:span text:style-name="T16">Invalid priority: </text:span><text:span text:style-name="T13">%s</text:span><text:span text:style-name="T10">\n</text:span><text:span text:style-name="T15">"</text:span><text:span text:style-name="T8">, </text:span><text:span text:style-name="T12">args</text:span><text:span text:style-name="T8">[</text:span><text:span text:style-name="T13">1</text:span><text:span text:style-name="T8">]);</text:span></text:p>
      <text:p text:style-name="P7">        <text:span text:style-name="T10">return</text:span><text:span text:style-name="T8"> </text:span><text:span text:style-name="T13">1</text:span><text:span text:style-name="T8">;</text:span></text:p>
      <text:p text:style-name="P7">    <text:span text:style-name="T8">}</text:span></text:p>
      <text:p text:style-name="P3"/>
      <text:p text:style-name="P6">    <text:span text:style-name="T8">/* Prompt user w/ WARNING respective of process' priority. */</text:span></text:p>
      <text:p text:style-name="P7"><text:soft-page-break/>    <text:span text:style-name="T10">if</text:span><text:span text:style-name="T8"> (priority </text:span><text:span text:style-name="T10">&lt;</text:span><text:span text:style-name="T8"> </text:span><text:span text:style-name="T13">20</text:span><text:span text:style-name="T8"> </text:span><text:span text:style-name="T10">&amp;&amp;</text:span><text:span text:style-name="T8"> priority </text:span><text:span text:style-name="T10">&gt;=</text:span><text:span text:style-name="T8"> </text:span><text:span text:style-name="T13">10</text:span><text:span text:style-name="T8">) {</text:span></text:p>
      <text:p text:style-name="P7">        <text:span text:style-name="T14">printf</text:span><text:span text:style-name="T8">(</text:span><text:span text:style-name="T15">"</text:span><text:span text:style-name="T16">WARNING: Priority values lower than 20 are typically reserved for shell/system processes.</text:span><text:span text:style-name="T10">\n</text:span><text:span text:style-name="T15">"</text:span><text:span text:style-name="T8">);</text:span></text:p>
      <text:p text:style-name="P7">        <text:span text:style-name="T14">printf</text:span><text:span text:style-name="T8">(</text:span><text:span text:style-name="T15">"</text:span><text:span text:style-name="T16">         Creating a user process at this priority may interfere with shell responsiveness.</text:span><text:span text:style-name="T10">\n</text:span><text:span text:style-name="T15">"</text:span><text:span text:style-name="T8">);</text:span></text:p>
      <text:p text:style-name="P7">    <text:span text:style-name="T8">}</text:span></text:p>
      <text:p text:style-name="P7">    <text:span text:style-name="T10">if</text:span><text:span text:style-name="T8"> (priority </text:span><text:span text:style-name="T10">&lt;</text:span><text:span text:style-name="T8"> </text:span><text:span text:style-name="T13">10</text:span><text:span text:style-name="T8">) {</text:span></text:p>
      <text:p text:style-name="P7">        <text:span text:style-name="T14">printf</text:span><text:span text:style-name="T8">(</text:span><text:span text:style-name="T15">"</text:span><text:span text:style-name="T16">WARNING: Priority values lower than 10 are reserved for critical system processes.</text:span><text:span text:style-name="T10">\n</text:span><text:span text:style-name="T15">"</text:span><text:span text:style-name="T8">);</text:span></text:p>
      <text:p text:style-name="P7">        <text:span text:style-name="T14">printf</text:span><text:span text:style-name="T8">(</text:span><text:span text:style-name="T15">"</text:span><text:span text:style-name="T16">         Creating a user process at this priority may make the shell or system unresponsive.</text:span><text:span text:style-name="T10">\n</text:span><text:span text:style-name="T15">"</text:span><text:span text:style-name="T8">);</text:span></text:p>
      <text:p text:style-name="P7">    <text:span text:style-name="T8">}</text:span></text:p>
      <text:p text:style-name="P3"/>
      <text:p text:style-name="P6">    <text:span text:style-name="T8">/* Create a process that prints its PID and loops forever */</text:span></text:p>
      <text:p text:style-name="P7">    <text:span text:style-name="T8">pid </text:span><text:span text:style-name="T10">=</text:span><text:span text:style-name="T8"> </text:span><text:span text:style-name="T14">create</text:span><text:span text:style-name="T8">(</text:span><text:span text:style-name="T14">runforever</text:span><text:span text:style-name="T8">, </text:span><text:span text:style-name="T13">1024</text:span><text:span text:style-name="T8">, priority, </text:span><text:span text:style-name="T15">"</text:span><text:span text:style-name="T16">runforever</text:span><text:span text:style-name="T15">"</text:span><text:span text:style-name="T8">, </text:span><text:span text:style-name="T13">0</text:span><text:span text:style-name="T8">);</text:span></text:p>
      <text:p text:style-name="P7">    <text:span text:style-name="T10">if</text:span><text:span text:style-name="T8"> (pid </text:span><text:span text:style-name="T10">==</text:span><text:span text:style-name="T8"> </text:span><text:span text:style-name="T14">SYSERR</text:span><text:span text:style-name="T8">) {</text:span></text:p>
      <text:p text:style-name="P7">        <text:span text:style-name="T14">fprintf</text:span><text:span text:style-name="T8">(</text:span><text:span text:style-name="T14">stderr</text:span><text:span text:style-name="T8">, </text:span><text:span text:style-name="T15">"</text:span><text:span text:style-name="T16">Failed to create process.</text:span><text:span text:style-name="T10">\n</text:span><text:span text:style-name="T15">"</text:span><text:span text:style-name="T8">);</text:span></text:p>
      <text:p text:style-name="P7">        <text:span text:style-name="T10">return</text:span><text:span text:style-name="T8"> </text:span><text:span text:style-name="T13">1</text:span><text:span text:style-name="T8">;</text:span></text:p>
      <text:p text:style-name="P7">    <text:span text:style-name="T8">}</text:span></text:p>
      <text:p text:style-name="P7">    <text:span text:style-name="T14">resume</text:span><text:span text:style-name="T8">(pid);</text:span></text:p>
      <text:p text:style-name="P7">    <text:span text:style-name="T14">printf</text:span><text:span text:style-name="T8">(</text:span><text:span text:style-name="T15">"</text:span><text:span text:style-name="T16">Created process with PID </text:span><text:span text:style-name="T13">%d</text:span><text:span text:style-name="T16"> at priority </text:span><text:span text:style-name="T13">%d</text:span><text:span text:style-name="T10">\n</text:span><text:span text:style-name="T15">"</text:span><text:span text:style-name="T8">, pid, priority);</text:span></text:p>
      <text:p text:style-name="P3"/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1"><text:line-break/>#Q2</text:p>
      <text:p text:style-name="P1"/>
      <text:p text:style-name="P8">/* xsh_createsleep.c - xsh_createsleep */</text:p>
      <text:p text:style-name="P3"/>
      <text:p text:style-name="P4"><text:span text:style-name="T3">#include</text:span> <text:span text:style-name="T4">&lt;</text:span><text:span text:style-name="T5">xinu.h</text:span><text:span text:style-name="T4">&gt;</text:span></text:p>
      <text:p text:style-name="P4"><text:span text:style-name="T3">extern</text:span> <text:span text:style-name="T6">process</text:span> <text:span text:style-name="T7">runafterwait</text:span>(<text:span text:style-name="T3">void</text:span>);</text:p>
      <text:p text:style-name="P3"/>
      <text:p text:style-name="P5">/*------------------------------------------------------------</text:p>
      <text:p text:style-name="P6"> <text:span text:style-name="T8">* xsh_createsleep - Shell command to sleep a process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createsleep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0">int</text:span><text:span text:style-name="T8"> prio </text:span><text:span text:style-name="T10">=</text:span><text:span text:style-name="T8"> </text:span><text:span text:style-name="T13">20</text:span><text:span text:style-name="T8">;</text:span></text:p>
      <text:p text:style-name="P7">    <text:span text:style-name="T10">if</text:span><text:span text:style-name="T8"> (</text:span><text:span text:style-name="T12">nargs</text:span><text:span text:style-name="T8"> </text:span><text:span text:style-name="T10">==</text:span><text:span text:style-name="T8"> </text:span><text:span text:style-name="T13">2</text:span><text:span text:style-name="T8">) {</text:span></text:p>
      <text:p text:style-name="P7">        <text:span text:style-name="T8">prio </text:span><text:span text:style-name="T10">=</text:span><text:span text:style-name="T8"> </text:span><text:span text:style-name="T14">atoi</text:span><text:span text:style-name="T8">(</text:span><text:span text:style-name="T12">args</text:span><text:span text:style-name="T8">[</text:span><text:span text:style-name="T13">1</text:span><text:span text:style-name="T8">]);</text:span></text:p>
      <text:p text:style-name="P7">    <text:span text:style-name="T8">}</text:span></text:p>
      <text:p text:style-name="P7">    <text:span text:style-name="T14">resume</text:span><text:span text:style-name="T8">(</text:span><text:span text:style-name="T14">create</text:span><text:span text:style-name="T8">((</text:span><text:span text:style-name="T10">void</text:span><text:span text:style-name="T8"> </text:span><text:span text:style-name="T10">*</text:span><text:span text:style-name="T8">)</text:span><text:span text:style-name="T14">runafterwait</text:span><text:span text:style-name="T8">, </text:span><text:span text:style-name="T13">1024</text:span><text:span text:style-name="T8">, prio, </text:span><text:span text:style-name="T15">"</text:span><text:span text:style-name="T16">runafterwait</text:span><text:span text:style-name="T15">"</text:span><text:span text:style-name="T8">, </text:span><text:span text:style-name="T13">0</text:span><text:span text:style-name="T8">));</text:span></text:p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1"/>
      <text:p text:style-name="P2"><text:soft-page-break/><text:span text:style-name="T1">#Q3<text:line-break/><text:line-break/></text:span><text:span text:style-name="T2">/* xsh_psready.c - xsh_psready */</text:span></text:p>
      <text:p text:style-name="P3"/>
      <text:p text:style-name="P4"><text:span text:style-name="T3">#include</text:span> <text:span text:style-name="T4">&lt;</text:span><text:span text:style-name="T5">xinu.h</text:span><text:span text:style-name="T4">&gt;</text:span></text:p>
      <text:p text:style-name="P3"/>
      <text:p text:style-name="P5">/*------------------------------------------------------------</text:p>
      <text:p text:style-name="P6"> <text:span text:style-name="T8">* xsh_psready - Shell command to print the PID Table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psready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1">int32</text:span><text:span text:style-name="T8"> i;</text:span></text:p>
      <text:p text:style-name="P7">    <text:span text:style-name="T10">struct</text:span><text:span text:style-name="T8"> </text:span><text:span text:style-name="T11">procent</text:span><text:span text:style-name="T8"> </text:span><text:span text:style-name="T10">*</text:span><text:span text:style-name="T8">prptr;</text:span></text:p>
      <text:p text:style-name="P3"/>
      <text:p text:style-name="P7">    <text:span text:style-name="T14">kprintf</text:span><text:span text:style-name="T8">(</text:span><text:span text:style-name="T15">"</text:span><text:span text:style-name="T16">Ready Processes:</text:span><text:span text:style-name="T10">\n</text:span><text:span text:style-name="T15">"</text:span><text:span text:style-name="T8">);</text:span></text:p>
      <text:p text:style-name="P7">    <text:span text:style-name="T14">kprintf</text:span><text:span text:style-name="T8">(</text:span><text:span text:style-name="T15">"</text:span><text:span text:style-name="T13">%-10s</text:span><text:span text:style-name="T16"> </text:span><text:span text:style-name="T13">%-10s</text:span><text:span text:style-name="T16"> </text:span><text:span text:style-name="T13">%-10s</text:span><text:span text:style-name="T10">\n</text:span><text:span text:style-name="T15">"</text:span><text:span text:style-name="T8">, </text:span><text:span text:style-name="T15">"</text:span><text:span text:style-name="T16">PID</text:span><text:span text:style-name="T15">"</text:span><text:span text:style-name="T8">, </text:span><text:span text:style-name="T15">"</text:span><text:span text:style-name="T16">State</text:span><text:span text:style-name="T15">"</text:span><text:span text:style-name="T8">, </text:span><text:span text:style-name="T15">"</text:span><text:span text:style-name="T16">Priority</text:span><text:span text:style-name="T15">"</text:span><text:span text:style-name="T8">);</text:span></text:p>
      <text:p text:style-name="P7">    <text:span text:style-name="T10">for</text:span><text:span text:style-name="T8"> (i </text:span><text:span text:style-name="T10">=</text:span><text:span text:style-name="T8"> </text:span><text:span text:style-name="T13">0</text:span><text:span text:style-name="T8">; i </text:span><text:span text:style-name="T10">&lt;</text:span><text:span text:style-name="T8"> </text:span><text:span text:style-name="T14">NPROC</text:span><text:span text:style-name="T8">; i</text:span><text:span text:style-name="T10">++</text:span><text:span text:style-name="T8">) {</text:span></text:p>
      <text:p text:style-name="P7">        <text:span text:style-name="T8">prptr </text:span><text:span text:style-name="T10">=</text:span><text:span text:style-name="T8"> </text:span><text:span text:style-name="T10">&amp;</text:span><text:span text:style-name="T8">proctab[i];</text:span></text:p>
      <text:p text:style-name="P7">        <text:span text:style-name="T10">if</text:span><text:span text:style-name="T8"> (prptr</text:span><text:span text:style-name="T10">-&gt;</text:span><text:span text:style-name="T8">prstate </text:span><text:span text:style-name="T10">==</text:span><text:span text:style-name="T8"> PR_READY) {</text:span></text:p>
      <text:p text:style-name="P7">            <text:span text:style-name="T14">kprintf</text:span><text:span text:style-name="T8">(</text:span><text:span text:style-name="T15">"</text:span><text:span text:style-name="T13">%-10d</text:span><text:span text:style-name="T16"> </text:span><text:span text:style-name="T13">%-10s</text:span><text:span text:style-name="T16"> </text:span><text:span text:style-name="T13">%-10d</text:span><text:span text:style-name="T10">\n</text:span><text:span text:style-name="T15">"</text:span><text:span text:style-name="T8">, i, </text:span><text:span text:style-name="T15">"</text:span><text:span text:style-name="T16">READY</text:span><text:span text:style-name="T15">"</text:span><text:span text:style-name="T8">, prptr</text:span><text:span text:style-name="T10">-&gt;</text:span><text:span text:style-name="T8">prprio);</text:span></text:p>
      <text:p text:style-name="P7">        <text:span text:style-name="T8">}</text:span></text:p>
      <text:p text:style-name="P7">    <text:span text:style-name="T8">}</text:span></text:p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1"/>
      <text:p text:style-name="P2"><text:span text:style-name="T1">#Q4<text:line-break/><text:line-break/></text:span><text:span text:style-name="T2">/* xsh_wait.c - xsh_wait */</text:span></text:p>
      <text:p text:style-name="P3"/>
      <text:p text:style-name="P4"><text:span text:style-name="T3">#include</text:span> <text:span text:style-name="T4">&lt;</text:span><text:span text:style-name="T5">xinu.h</text:span><text:span text:style-name="T4">&gt;</text:span></text:p>
      <text:p text:style-name="P4"><text:span text:style-name="T3">extern</text:span> <text:span text:style-name="T6">sid32</text:span> globalsemaphore;</text:p>
      <text:p text:style-name="P4"><text:span text:style-name="T3">extern</text:span> <text:span text:style-name="T6">process</text:span> <text:span text:style-name="T7">waiter</text:span>(<text:span text:style-name="T3">void</text:span>);</text:p>
      <text:p text:style-name="P3"/>
      <text:p text:style-name="P5">/*------------------------------------------------------------</text:p>
      <text:p text:style-name="P6"> <text:span text:style-name="T8">* xsh_wait - Shell command to put a process into the wait pattern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wait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4">resume</text:span><text:span text:style-name="T8">(</text:span><text:span text:style-name="T14">create</text:span><text:span text:style-name="T8">((</text:span><text:span text:style-name="T10">void</text:span><text:span text:style-name="T8"> </text:span><text:span text:style-name="T10">*</text:span><text:span text:style-name="T8">)</text:span><text:span text:style-name="T14">waiter</text:span><text:span text:style-name="T8">, </text:span><text:span text:style-name="T13">1024</text:span><text:span text:style-name="T8">, </text:span><text:span text:style-name="T13">20</text:span><text:span text:style-name="T8">, </text:span><text:span text:style-name="T15">"</text:span><text:span text:style-name="T16">waiter</text:span><text:span text:style-name="T15">"</text:span><text:span text:style-name="T8">, </text:span><text:span text:style-name="T13">0</text:span><text:span text:style-name="T8">));</text:span></text:p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2"><text:span text:style-name="T1"><text:line-break/>#Q5:<text:line-break/><text:line-break/></text:span><text:span text:style-name="T2">/* xsh_signaln.c - xsh_signaln */</text:span></text:p>
      <text:p text:style-name="P3"/>
      <text:p text:style-name="P4"><text:soft-page-break/><text:span text:style-name="T3">#include</text:span> <text:span text:style-name="T4">&lt;</text:span><text:span text:style-name="T5">xinu.h</text:span><text:span text:style-name="T4">&gt;</text:span></text:p>
      <text:p text:style-name="P4"><text:span text:style-name="T3">extern</text:span> <text:span text:style-name="T6">sid32</text:span> globalsemaphore;</text:p>
      <text:p text:style-name="P3"/>
      <text:p text:style-name="P5">/*------------------------------------------------------------</text:p>
      <text:p text:style-name="P6"> <text:span text:style-name="T8">* xsh_signaln - Shell command to signal a semaphore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signaln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0">int</text:span><text:span text:style-name="T8"> n </text:span><text:span text:style-name="T10">=</text:span><text:span text:style-name="T8"> </text:span><text:span text:style-name="T13">1</text:span><text:span text:style-name="T8">;</text:span></text:p>
      <text:p text:style-name="P7">    <text:span text:style-name="T10">if</text:span><text:span text:style-name="T8"> (</text:span><text:span text:style-name="T12">nargs</text:span><text:span text:style-name="T8"> </text:span><text:span text:style-name="T10">==</text:span><text:span text:style-name="T8"> </text:span><text:span text:style-name="T13">2</text:span><text:span text:style-name="T8">) {</text:span></text:p>
      <text:p text:style-name="P7">        <text:span text:style-name="T8">n </text:span><text:span text:style-name="T10">=</text:span><text:span text:style-name="T8"> </text:span><text:span text:style-name="T14">atoi</text:span><text:span text:style-name="T8">(</text:span><text:span text:style-name="T12">args</text:span><text:span text:style-name="T8">[</text:span><text:span text:style-name="T13">1</text:span><text:span text:style-name="T8">]);</text:span></text:p>
      <text:p text:style-name="P7">    <text:span text:style-name="T8">}</text:span></text:p>
      <text:p text:style-name="P7">    <text:span text:style-name="T14">signaln</text:span><text:span text:style-name="T8">(globalsemaphore, n);</text:span></text:p>
      <text:p text:style-name="P7">    <text:span text:style-name="T14">kprintf</text:span><text:span text:style-name="T8">(</text:span><text:span text:style-name="T15">"</text:span><text:span text:style-name="T16">Signaled semaphore </text:span><text:span text:style-name="T13">%d</text:span><text:span text:style-name="T16"> times</text:span><text:span text:style-name="T10">\n</text:span><text:span text:style-name="T15">"</text:span><text:span text:style-name="T8">, n);</text:span></text:p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2"><text:span text:style-name="T1"><text:line-break/>#Q6<text:line-break/><text:line-break/></text:span><text:span text:style-name="T2">/* xsh_resumen.c - xsh_resumen */</text:span></text:p>
      <text:p text:style-name="P3"/>
      <text:p text:style-name="P4"><text:span text:style-name="T3">#include</text:span> <text:span text:style-name="T4">&lt;</text:span><text:span text:style-name="T5">xinu.h</text:span><text:span text:style-name="T4">&gt;</text:span></text:p>
      <text:p text:style-name="P3"/>
      <text:p text:style-name="P5">/*------------------------------------------------------------</text:p>
      <text:p text:style-name="P6"> <text:span text:style-name="T8">* xsh_resumen - Shell command to resume process. *</text:span></text:p>
      <text:p text:style-name="P6"> <text:span text:style-name="T8">*------------------------------------------------------------</text:span></text:p>
      <text:p text:style-name="P6"> <text:span text:style-name="T8">*/</text:span></text:p>
      <text:p text:style-name="P3"/>
      <text:p text:style-name="P4"><text:span text:style-name="T6">shellcmd</text:span> <text:span text:style-name="T7">xsh_resumen</text:span>(<text:span text:style-name="T3">int</text:span> <text:span text:style-name="T9">nargs</text:span>, <text:span text:style-name="T3">char</text:span> <text:span text:style-name="T3">*</text:span><text:span text:style-name="T9">args</text:span><text:span text:style-name="T3">[]</text:span>) {</text:p>
      <text:p text:style-name="P7">    <text:span text:style-name="T10">int</text:span><text:span text:style-name="T8"> i;</text:span></text:p>
      <text:p text:style-name="P7">    <text:span text:style-name="T11">pid32</text:span><text:span text:style-name="T8"> maxprio_pid </text:span><text:span text:style-name="T10">=</text:span><text:span text:style-name="T8"> </text:span><text:span text:style-name="T10">-</text:span><text:span text:style-name="T13">1</text:span><text:span text:style-name="T8">;</text:span></text:p>
      <text:p text:style-name="P7">    <text:span text:style-name="T10">int</text:span><text:span text:style-name="T8"> maxprio </text:span><text:span text:style-name="T10">=</text:span><text:span text:style-name="T8"> </text:span><text:span text:style-name="T10">-</text:span><text:span text:style-name="T13">1</text:span><text:span text:style-name="T8">;</text:span></text:p>
      <text:p text:style-name="P7">    <text:span text:style-name="T10">struct</text:span><text:span text:style-name="T8"> </text:span><text:span text:style-name="T11">procent</text:span><text:span text:style-name="T8"> </text:span><text:span text:style-name="T10">*</text:span><text:span text:style-name="T8">prptr;</text:span></text:p>
      <text:p text:style-name="P3"/>
      <text:p text:style-name="P7">    <text:span text:style-name="T10">if</text:span><text:span text:style-name="T8"> (</text:span><text:span text:style-name="T12">nargs</text:span><text:span text:style-name="T8"> </text:span><text:span text:style-name="T10">&lt;</text:span><text:span text:style-name="T8"> </text:span><text:span text:style-name="T13">2</text:span><text:span text:style-name="T8">) {</text:span></text:p>
      <text:p text:style-name="P7">        <text:span text:style-name="T14">kprintf</text:span><text:span text:style-name="T8">(</text:span><text:span text:style-name="T15">"</text:span><text:span text:style-name="T16">Usage: resumen &lt;pid1&gt; &lt;pid2&gt; ...</text:span><text:span text:style-name="T10">\n</text:span><text:span text:style-name="T15">"</text:span><text:span text:style-name="T8">);</text:span></text:p>
      <text:p text:style-name="P7">        <text:span text:style-name="T10">return</text:span><text:span text:style-name="T8"> </text:span><text:span text:style-name="T13">1</text:span><text:span text:style-name="T8">;</text:span></text:p>
      <text:p text:style-name="P7">    <text:span text:style-name="T8">}</text:span></text:p>
      <text:p text:style-name="P3"/>
      <text:p text:style-name="P7">    <text:span text:style-name="T10">for</text:span><text:span text:style-name="T8"> (i </text:span><text:span text:style-name="T10">=</text:span><text:span text:style-name="T8"> </text:span><text:span text:style-name="T13">1</text:span><text:span text:style-name="T8">; i </text:span><text:span text:style-name="T10">&lt;</text:span><text:span text:style-name="T8"> </text:span><text:span text:style-name="T12">nargs</text:span><text:span text:style-name="T8">; i</text:span><text:span text:style-name="T10">++</text:span><text:span text:style-name="T8">) {</text:span></text:p>
      <text:p text:style-name="P7">        <text:span text:style-name="T11">pid32</text:span><text:span text:style-name="T8"> pid </text:span><text:span text:style-name="T10">=</text:span><text:span text:style-name="T8"> </text:span><text:span text:style-name="T14">atoi</text:span><text:span text:style-name="T8">(</text:span><text:span text:style-name="T12">args</text:span><text:span text:style-name="T8">[i]);</text:span></text:p>
      <text:p text:style-name="P7">        <text:span text:style-name="T8">prptr </text:span><text:span text:style-name="T10">=</text:span><text:span text:style-name="T8"> </text:span><text:span text:style-name="T10">&amp;</text:span><text:span text:style-name="T8">proctab[pid];</text:span></text:p>
      <text:p text:style-name="P7">        <text:span text:style-name="T10">if</text:span><text:span text:style-name="T8"> (prptr</text:span><text:span text:style-name="T10">-&gt;</text:span><text:span text:style-name="T8">prprio </text:span><text:span text:style-name="T10">&gt;</text:span><text:span text:style-name="T8"> maxprio) {</text:span></text:p>
      <text:p text:style-name="P7">            <text:span text:style-name="T8">maxprio </text:span><text:span text:style-name="T10">=</text:span><text:span text:style-name="T8"> prptr</text:span><text:span text:style-name="T10">-&gt;</text:span><text:span text:style-name="T8">prprio;</text:span></text:p>
      <text:p text:style-name="P7">            <text:span text:style-name="T8">maxprio_pid </text:span><text:span text:style-name="T10">=</text:span><text:span text:style-name="T8"> pid;</text:span></text:p>
      <text:p text:style-name="P7">        <text:span text:style-name="T8">}</text:span></text:p>
      <text:p text:style-name="P7"><text:soft-page-break/>        <text:span text:style-name="T14">resume</text:span><text:span text:style-name="T8">(pid);</text:span></text:p>
      <text:p text:style-name="P7">    <text:span text:style-name="T8">}</text:span></text:p>
      <text:p text:style-name="P3"/>
      <text:p text:style-name="P7">    <text:span text:style-name="T10">if</text:span><text:span text:style-name="T8"> (maxprio_pid </text:span><text:span text:style-name="T10">!=</text:span><text:span text:style-name="T8"> </text:span><text:span text:style-name="T10">-</text:span><text:span text:style-name="T13">1</text:span><text:span text:style-name="T8"> </text:span><text:span text:style-name="T10">&amp;&amp;</text:span><text:span text:style-name="T8"> proctab[maxprio_pid].prstate </text:span><text:span text:style-name="T10">==</text:span><text:span text:style-name="T8"> PR_READY) {</text:span></text:p>
      <text:p text:style-name="P7">        <text:span text:style-name="T14">resched</text:span><text:span text:style-name="T8">();</text:span></text:p>
      <text:p text:style-name="P7">    <text:span text:style-name="T8">}</text:span></text:p>
      <text:p text:style-name="P7">    <text:span text:style-name="T10">return</text:span><text:span text:style-name="T8"> </text:span><text:span text:style-name="T13">0</text:span><text:span text:style-name="T8">;</text:span>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dica Mono Regular" svg:font-family="'Nudica Mono Regular'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23:26:11.286390100</meta:creation-date>
    <dc:date>2025-05-20T23:31:15.579057500</dc:date>
    <meta:editing-duration>PT5M5S</meta:editing-duration>
    <meta:editing-cycles>1</meta:editing-cycles>
    <meta:document-statistic meta:table-count="0" meta:image-count="0" meta:object-count="0" meta:page-count="5" meta:paragraph-count="143" meta:word-count="584" meta:character-count="4858" meta:non-whitespace-character-count="3900"/>
    <meta:generator>LibreOffice/25.2.2.2$Windows_X86_64 LibreOffice_project/7370d4be9e3cf6031a51beef54ff3bda878e3fac</meta:generator>
  </office:meta>
</office:document-meta>
</file>